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Unique Patient Problem </text:p>
          </draw:text-box>
        </draw:frame>
        <draw:frame presentation:style-name="pr2" draw:layer="layout" svg:width="25.199cm" svg:height="12.179cm" svg:x="1.4cm" svg:y="4.914cm" presentation:class="outline">
          <draw:text-box>
            <text:list text:style-name="L2">
              <text:list-header>
                <text:p>This is the sample of name which are similar to </text:p>
                <text:p>Vladimir Frometa </text:p>
              </text:list-header>
              <text:list-item>
                <text:p>Vladimir Antonio Frometa Garo</text:p>
              </text:list-item>
              <text:list-item>
                <text:p>Vladimir A Frometa Garo</text:p>
              </text:list-item>
              <text:list-item>
                <text:p>Vladimir Frometa</text:p>
              </text:list-item>
              <text:list-item>
                <text:p>Vladimir Frometa G</text:p>
              </text:list-item>
              <text:list-item>
                <text:p>Vladimir A Frometa</text:p>
              </text:list-item>
              <text:list-item>
                <text:p>Vladimir A Frometa G</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Unique Patient Problem</text:p>
          </draw:text-box>
        </draw:frame>
        <draw:frame presentation:style-name="pr2" draw:layer="layout" svg:width="25.199cm" svg:height="12.179cm" svg:x="1.4cm" svg:y="4.914cm" presentation:class="outline" presentation:user-transformed="true">
          <draw:text-box>
            <text:list text:style-name="L2">
              <text:list-header>
                <text:p>One approach is that take the smallest string from all of the name which are having same date of birth. Making group on the basis of date of birth will minimize the sample and now we are interested to make code for this small sample.</text:p>
                <text:p>Step 1:</text:p>
              </text:list-header>
              <text:list-item>
                <text:p>Make group of those data which are having</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Unique Patient Problem</text:p>
          </draw:text-box>
        </draw:frame>
        <draw:frame presentation:style-name="pr2" draw:layer="layout" svg:width="25.199cm" svg:height="12.179cm" svg:x="1.4cm" svg:y="4.914cm" presentation:class="outline">
          <draw:text-box>
            <text:list text:style-name="L2">
              <text:list-header>
                <text:p>Date of birth by numpy library</text:p>
              </text:list-header>
              <text:list-item>
                <text:p>Step 2:</text:p>
                <text:p>pick up a first name from first row of same date of birth and compare with all other first name through iteration </text:p>
                <text:p>If this first name is subset of the name to which it is being compared and vise versa than leave <text:s/></text:p>
                <text:p>First :<text:line-break/><text:tab/><text:tab/><text:tab/>if subset is found than check for subset in the </text:p>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Unique Patient Problem</text:p>
          </draw:text-box>
        </draw:frame>
        <draw:frame presentation:style-name="pr2" draw:layer="layout" svg:width="25.199cm" svg:height="12.179cm" svg:x="1.4cm" svg:y="4.914cm" presentation:class="outline">
          <draw:text-box>
            <text:list text:style-name="L2">
              <text:list-item>
                <text:list>
                  <text:list-header>
                    <text:p>Last name and store the smallest name from the last name</text:p>
                  </text:list-header>
                </text:list>
                <text:p>Second:</text:p>
                <text:list>
                  <text:list-header>
                    <text:p><text:s/>if any of this two subset matching condition fails than this name is different than the sample name . In this case store this name as a unique patient.</text:p>
                  </text:list-header>
                </text:list>
                <text:p>Now print the data thats all <text:s text:c="2"/></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7T12:34:13.904454303</meta:creation-date>
    <dc:date>2018-02-17T12:52:32.994730968</dc:date>
    <meta:editing-duration>PT7M47S</meta:editing-duration>
    <meta:editing-cycles>2</meta:editing-cycles>
    <meta:generator>LibreOffice/5.1.6.2$Linux_X86_64 LibreOffice_project/10m0$Build-2</meta:generator>
    <meta:document-statistic meta:object-count="37"/>
  </office:meta>
</office:document-meta>
</file>